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fierToken.getToke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Token.write( Object object ,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dentifier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fierToken.read( Object obje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dentifierToken.IdentifierToken( String identif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